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1.05cm" fo:min-width="13.9cm" fo:padding-top="0.175cm" fo:padding-bottom="0.175cm" fo:padding-left="0.3cm" fo:padding-right="0.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82cm" fo:min-width="1.834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4cm" svg:height="11.3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6cm" svg:x="1.7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6.3cm" svg:height="1.673cm" svg:x="0.8cm" svg:y="0.9cm">
          <draw:text-box>
            <text:p>Population (N = 10)</text:p>
          </draw:text-box>
        </draw:frame>
        <draw:custom-shape draw:style-name="gr2" draw:text-style-name="P1" draw:layer="layout" svg:width="3.3cm" svg:height="1.6cm" svg:x="1.7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1.7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1.7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5.4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5.5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1.7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5.6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cm" svg:y1="3.8cm" svg:x2="4.2cm" svg:y2="3.8cm">
          <text:p/>
        </draw:line>
        <draw:line draw:style-name="gr4" draw:text-style-name="P1" draw:layer="layout" svg:x1="2.4cm" svg:y1="3.9cm" svg:x2="4.2cm" svg:y2="3.9cm">
          <text:p/>
        </draw:line>
        <draw:line draw:style-name="gr4" draw:text-style-name="P1" draw:layer="layout" svg:x1="2.4cm" svg:y1="5.95cm" svg:x2="4.2cm" svg:y2="5.95cm">
          <text:p/>
        </draw:line>
        <draw:line draw:style-name="gr4" draw:text-style-name="P1" draw:layer="layout" svg:x1="2.4cm" svg:y1="6.05cm" svg:x2="4.2cm" svg:y2="6.05cm">
          <text:p/>
        </draw:line>
        <draw:line draw:style-name="gr4" draw:text-style-name="P1" draw:layer="layout" svg:x1="2.4cm" svg:y1="8.35cm" svg:x2="4.2cm" svg:y2="8.35cm">
          <text:p/>
        </draw:line>
        <draw:line draw:style-name="gr4" draw:text-style-name="P1" draw:layer="layout" svg:x1="2.4cm" svg:y1="8.45cm" svg:x2="4.2cm" svg:y2="8.45cm">
          <text:p/>
        </draw:line>
        <draw:line draw:style-name="gr4" draw:text-style-name="P1" draw:layer="layout" svg:x1="2.4cm" svg:y1="10.35cm" svg:x2="4.2cm" svg:y2="10.35cm">
          <text:p/>
        </draw:line>
        <draw:line draw:style-name="gr4" draw:text-style-name="P1" draw:layer="layout" svg:x1="2.4cm" svg:y1="10.45cm" svg:x2="4.2cm" svg:y2="10.45cm">
          <text:p/>
        </draw:line>
        <draw:line draw:style-name="gr4" draw:text-style-name="P1" draw:layer="layout" svg:x1="6.2cm" svg:y1="4.85cm" svg:x2="8cm" svg:y2="4.85cm">
          <text:p/>
        </draw:line>
        <draw:line draw:style-name="gr4" draw:text-style-name="P1" draw:layer="layout" svg:x1="6.2cm" svg:y1="4.95cm" svg:x2="8cm" svg:y2="4.95cm">
          <text:p/>
        </draw:line>
        <draw:line draw:style-name="gr4" draw:text-style-name="P1" draw:layer="layout" svg:x1="6.2cm" svg:y1="7.05cm" svg:x2="8cm" svg:y2="7.05cm">
          <text:p/>
        </draw:line>
        <draw:line draw:style-name="gr4" draw:text-style-name="P1" draw:layer="layout" svg:x1="6.2cm" svg:y1="7.15cm" svg:x2="8cm" svg:y2="7.15cm">
          <text:p/>
        </draw:line>
        <draw:line draw:style-name="gr4" draw:text-style-name="P1" draw:layer="layout" svg:x1="6.3cm" svg:y1="9.35cm" svg:x2="8.1cm" svg:y2="9.35cm">
          <text:p/>
        </draw:line>
        <draw:line draw:style-name="gr4" draw:text-style-name="P1" draw:layer="layout" svg:x1="6.3cm" svg:y1="9.45cm" svg:x2="8.1cm" svg:y2="9.45cm">
          <text:p/>
        </draw:line>
        <draw:custom-shape draw:style-name="gr2" draw:text-style-name="P1" draw:layer="layout" svg:width="3.3cm" svg:height="1.6cm" svg:x="9.802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501cm" svg:y1="9.351cm" svg:x2="12.301cm" svg:y2="9.351cm">
          <text:p/>
        </draw:line>
        <draw:line draw:style-name="gr4" draw:text-style-name="P1" draw:layer="layout" svg:x1="10.501cm" svg:y1="9.451cm" svg:x2="12.301cm" svg:y2="9.451cm">
          <text:p/>
        </draw:line>
        <draw:custom-shape draw:style-name="gr2" draw:text-style-name="P1" draw:layer="layout" svg:width="3.3cm" svg:height="1.6cm" svg:x="9.8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501cm" svg:y1="7.051cm" svg:x2="12.301cm" svg:y2="7.051cm">
          <text:p/>
        </draw:line>
        <draw:line draw:style-name="gr4" draw:text-style-name="P1" draw:layer="layout" svg:x1="10.501cm" svg:y1="7.151cm" svg:x2="12.301cm" svg:y2="7.151cm">
          <text:p/>
        </draw:line>
        <draw:custom-shape draw:style-name="gr2" draw:text-style-name="P1" draw:layer="layout" svg:width="3.3cm" svg:height="1.6cm" svg:x="9.802cm" svg:y="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501cm" svg:y1="4.651cm" svg:x2="12.301cm" svg:y2="4.651cm">
          <text:p/>
        </draw:line>
        <draw:line draw:style-name="gr4" draw:text-style-name="P1" draw:layer="layout" svg:x1="10.501cm" svg:y1="4.751cm" svg:x2="12.301cm" svg:y2="4.751cm">
          <text:p/>
        </draw:line>
        <draw:frame draw:style-name="gr5" draw:text-style-name="P3" draw:layer="layout" svg:width="1cm" svg:height="0.721cm" svg:x="2.9cm" svg:y="3.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1cm" svg:x="2.9cm" svg:y="3.801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1cm" svg:x="2.9cm" svg:y="5.301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1cm" svg:x="2.9cm" svg:y="6.101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1cm" svg:x="2.9cm" svg:y="7.7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1cm" svg:x="2.9cm" svg:y="8.5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1cm" svg:x="2.9cm" svg:y="9.7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1cm" svg:x="2.9cm" svg:y="10.5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1cm" svg:x="6.7cm" svg:y="6.4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1cm" svg:x="11cm" svg:y="6.3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1cm" svg:x="11cm" svg:y="7.1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1cm" svg:x="11cm" svg:y="8.7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1cm" svg:x="6.7cm" svg:y="5.0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1cm" svg:x="6.7cm" svg:y="4.2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1cm" svg:x="6.7cm" svg:y="7.3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1cm" svg:x="6.8cm" svg:y="8.7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1cm" svg:x="6.8cm" svg:y="9.5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1cm" svg:x="11cm" svg:y="9.4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1cm" svg:x="11cm" svg:y="4.7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1cm" svg:x="11cm" svg:y="4.002cm">
          <draw:text-box>
            <text:p><text:span text:style-name="T1">G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9T07:22:55.430423000</dc:date>
    <meta:editing-duration>PT21M43S</meta:editing-duration>
    <meta:editing-cycles>6</meta:editing-cycles>
    <meta:generator>LibreOffice/5.0.3.2$MacOSX_X86_64 LibreOffice_project/e5f16313668ac592c1bfb310f4390624e3dbfb75</meta:generator>
    <meta:document-statistic meta:object-count="53"/>
  </office:meta>
</office:document-meta>
</file>